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8992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1.45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results_pretrained_jazz_ma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2" table:number-columns-repeated="3" table:default-cell-style-name="Default"/>
        <table:table-column table:style-name="co5" table:number-columns-repeated="1014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TD</text:p>
          </table:table-cell>
          <table:table-cell office:value-type="string" calcext:value-type="string">
            <text:p>CTnCTR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MCTD</text:p>
          </table:table-cell>
          <table:table-cell office:value-type="string" calcext:value-type="string">
            <text:p>HRHE_i</text:p>
          </table:table-cell>
          <table:table-cell office:value-type="string" calcext:value-type="string">
            <text:p>HRC_i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av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trained</text:p>
          </table:table-cell>
          <table:table-cell office:value-type="float" office:value="0.926175293430888" calcext:value-type="float">
            <text:p>0.926175293430888</text:p>
          </table:table-cell>
          <table:table-cell office:value-type="float" office:value="6.32142857142857" calcext:value-type="float">
            <text:p>6.32142857142857</text:p>
          </table:table-cell>
          <table:table-cell office:value-type="float" office:value="0.324133162646969" calcext:value-type="float">
            <text:p>0.324133162646969</text:p>
          </table:table-cell>
          <table:table-cell office:value-type="float" office:value="0.189082715479331" calcext:value-type="float">
            <text:p>0.189082715479331</text:p>
          </table:table-cell>
          <table:table-cell office:value-type="float" office:value="0.107426472452766" calcext:value-type="float">
            <text:p>0.107426472452766</text:p>
          </table:table-cell>
          <table:table-cell office:value-type="float" office:value="0.151132743167703" calcext:value-type="float">
            <text:p>0.151132743167703</text:p>
          </table:table-cell>
          <table:table-cell office:value-type="float" office:value="0.470663538737414" calcext:value-type="float">
            <text:p>0.470663538737414</text:p>
          </table:table-cell>
          <table:table-cell office:value-type="float" office:value="0.964285714285714" calcext:value-type="float">
            <text:p>0.964285714285714</text:p>
          </table:table-cell>
          <table:table-cell office:value-type="float" office:value="0.193270752177893" calcext:value-type="float">
            <text:p>0.193270752177893</text:p>
          </table:table-cell>
          <table:table-cell table:formula="of:=AVERAGE([.B2:.J2])" office:value-type="float" office:value="1.07195544042303" calcext:value-type="float">
            <text:p>1.071955440423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trained_epoch168_nvis50</text:p>
          </table:table-cell>
          <table:table-cell office:value-type="float" office:value="0.736942803075586" calcext:value-type="float">
            <text:p>0.736942803075586</text:p>
          </table:table-cell>
          <table:table-cell office:value-type="float" office:value="5.85714285714286" calcext:value-type="float">
            <text:p>5.85714285714286</text:p>
          </table:table-cell>
          <table:table-cell office:value-type="float" office:value="0.294046671954128" calcext:value-type="float">
            <text:p>0.294046671954128</text:p>
          </table:table-cell>
          <table:table-cell office:value-type="float" office:value="0.18083163417127" calcext:value-type="float">
            <text:p>0.18083163417127</text:p>
          </table:table-cell>
          <table:table-cell office:value-type="float" office:value="0.127954467492428" calcext:value-type="float">
            <text:p>0.127954467492428</text:p>
          </table:table-cell>
          <table:table-cell office:value-type="float" office:value="0.17645487618044" calcext:value-type="float">
            <text:p>0.17645487618044</text:p>
          </table:table-cell>
          <table:table-cell office:value-type="float" office:value="0.446134388238707" calcext:value-type="float">
            <text:p>0.446134388238707</text:p>
          </table:table-cell>
          <table:table-cell office:value-type="float" office:value="0.964285714285714" calcext:value-type="float">
            <text:p>0.964285714285714</text:p>
          </table:table-cell>
          <table:table-cell office:value-type="float" office:value="0.200442285470035" calcext:value-type="float">
            <text:p>0.200442285470035</text:p>
          </table:table-cell>
          <table:table-cell table:formula="of:=AVERAGE([.B3:.J3])" office:value-type="float" office:value="0.998248410890129" calcext:value-type="float">
            <text:p>0.9982484108901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trained_epoch177_nvis30</text:p>
          </table:table-cell>
          <table:table-cell office:value-type="float" office:value="0.739770894419033" calcext:value-type="float">
            <text:p>0.739770894419033</text:p>
          </table:table-cell>
          <table:table-cell office:value-type="float" office:value="5.89285714285714" calcext:value-type="float">
            <text:p>5.89285714285714</text:p>
          </table:table-cell>
          <table:table-cell office:value-type="float" office:value="0.205564920720453" calcext:value-type="float">
            <text:p>0.205564920720453</text:p>
          </table:table-cell>
          <table:table-cell office:value-type="float" office:value="0.190134743876271" calcext:value-type="float">
            <text:p>0.190134743876271</text:p>
          </table:table-cell>
          <table:table-cell office:value-type="float" office:value="0.116382884988553" calcext:value-type="float">
            <text:p>0.116382884988553</text:p>
          </table:table-cell>
          <table:table-cell office:value-type="float" office:value="0.165576975211013" calcext:value-type="float">
            <text:p>0.165576975211013</text:p>
          </table:table-cell>
          <table:table-cell office:value-type="float" office:value="0.385623686455988" calcext:value-type="float">
            <text:p>0.385623686455988</text:p>
          </table:table-cell>
          <table:table-cell office:value-type="float" office:value="1.10714285714286" calcext:value-type="float">
            <text:p>1.10714285714286</text:p>
          </table:table-cell>
          <table:table-cell office:value-type="float" office:value="0.161555358515881" calcext:value-type="float">
            <text:p>0.161555358515881</text:p>
          </table:table-cell>
          <table:table-cell table:formula="of:=AVERAGE([.B4:.J4])" office:value-type="float" office:value="0.996067718243021" calcext:value-type="float">
            <text:p>0.9960677182430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trained_epoch182_nvis20</text:p>
          </table:table-cell>
          <table:table-cell office:value-type="float" office:value="0.656791309615136" calcext:value-type="float">
            <text:p>0.656791309615136</text:p>
          </table:table-cell>
          <table:table-cell office:value-type="float" office:value="5.03571428571429" calcext:value-type="float">
            <text:p>5.03571428571429</text:p>
          </table:table-cell>
          <table:table-cell office:value-type="float" office:value="0.243619364371233" calcext:value-type="float">
            <text:p>0.243619364371233</text:p>
          </table:table-cell>
          <table:table-cell office:value-type="float" office:value="0.183350760214216" calcext:value-type="float">
            <text:p>0.183350760214216</text:p>
          </table:table-cell>
          <table:table-cell office:value-type="float" office:value="0.11678763261795" calcext:value-type="float">
            <text:p>0.11678763261795</text:p>
          </table:table-cell>
          <table:table-cell office:value-type="float" office:value="0.161136441639462" calcext:value-type="float">
            <text:p>0.161136441639462</text:p>
          </table:table-cell>
          <table:table-cell office:value-type="float" office:value="0.491664797187258" calcext:value-type="float">
            <text:p>0.491664797187258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0.155668655517858" calcext:value-type="float">
            <text:p>0.155668655517858</text:p>
          </table:table-cell>
          <table:table-cell table:formula="of:=AVERAGE([.B5:.J5])" office:value-type="float" office:value="0.90973226552606" calcext:value-type="float">
            <text:p>0.909732265526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trained_epoch189_nvis10</text:p>
          </table:table-cell>
          <table:table-cell office:value-type="float" office:value="0.583133756668386" calcext:value-type="float">
            <text:p>0.583133756668386</text:p>
          </table:table-cell>
          <table:table-cell office:value-type="float" office:value="4.82142857142857" calcext:value-type="float">
            <text:p>4.82142857142857</text:p>
          </table:table-cell>
          <table:table-cell office:value-type="float" office:value="0.212568244860803" calcext:value-type="float">
            <text:p>0.212568244860803</text:p>
          </table:table-cell>
          <table:table-cell office:value-type="float" office:value="0.188973811990271" calcext:value-type="float">
            <text:p>0.188973811990271</text:p>
          </table:table-cell>
          <table:table-cell office:value-type="float" office:value="0.127758330373279" calcext:value-type="float">
            <text:p>0.127758330373279</text:p>
          </table:table-cell>
          <table:table-cell office:value-type="float" office:value="0.182252672451509" calcext:value-type="float">
            <text:p>0.182252672451509</text:p>
          </table:table-cell>
          <table:table-cell office:value-type="float" office:value="0.401068734923591" calcext:value-type="float">
            <text:p>0.401068734923591</text:p>
          </table:table-cell>
          <table:table-cell office:value-type="float" office:value="1.39285714285714" calcext:value-type="float">
            <text:p>1.39285714285714</text:p>
          </table:table-cell>
          <table:table-cell office:value-type="float" office:value="0.131609891759269" calcext:value-type="float">
            <text:p>0.131609891759269</text:p>
          </table:table-cell>
          <table:table-cell table:formula="of:=AVERAGE([.B6:.J6])" office:value-type="float" office:value="0.89351679525698" calcext:value-type="float">
            <text:p>0.8935167952569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retrained_epoch196_nvis5</text:p>
          </table:table-cell>
          <table:table-cell table:style-name="ce1" office:value-type="float" office:value="0.590990805815088" calcext:value-type="float">
            <text:p>0.590990805815088</text:p>
          </table:table-cell>
          <table:table-cell table:style-name="ce1" office:value-type="float" office:value="4.71428571428571" calcext:value-type="float">
            <text:p>4.71428571428571</text:p>
          </table:table-cell>
          <table:table-cell table:style-name="ce1" office:value-type="float" office:value="0.246362869750576" calcext:value-type="float">
            <text:p>0.246362869750576</text:p>
          </table:table-cell>
          <table:table-cell table:style-name="ce1" office:value-type="float" office:value="0.173874449817094" calcext:value-type="float">
            <text:p>0.173874449817094</text:p>
          </table:table-cell>
          <table:table-cell table:style-name="ce1" office:value-type="float" office:value="0.130795006194646" calcext:value-type="float">
            <text:p>0.130795006194646</text:p>
          </table:table-cell>
          <table:table-cell table:style-name="ce1" office:value-type="float" office:value="0.163589813688789" calcext:value-type="float">
            <text:p>0.163589813688789</text:p>
          </table:table-cell>
          <table:table-cell table:style-name="ce1" office:value-type="float" office:value="0.482839841886565" calcext:value-type="float">
            <text:p>0.482839841886565</text:p>
          </table:table-cell>
          <table:table-cell table:style-name="ce1" office:value-type="float" office:value="1.21428571428571" calcext:value-type="float">
            <text:p>1.21428571428571</text:p>
          </table:table-cell>
          <table:table-cell table:style-name="ce1" office:value-type="float" office:value="0.118951247999535" calcext:value-type="float">
            <text:p>0.118951247999535</text:p>
          </table:table-cell>
          <table:table-cell table:style-name="ce1" table:formula="of:=AVERAGE([.B7:.J7])" office:value-type="float" office:value="0.870663940413747" calcext:value-type="float">
            <text:p>0.870663940413747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pretrained_epoch200_nvis3</text:p>
          </table:table-cell>
          <table:table-cell office:value-type="float" office:value="0.588331397578643" calcext:value-type="float">
            <text:p>0.588331397578643</text:p>
          </table:table-cell>
          <table:table-cell office:value-type="float" office:value="4.96428571428571" calcext:value-type="float">
            <text:p>4.96428571428571</text:p>
          </table:table-cell>
          <table:table-cell office:value-type="float" office:value="0.251321792426302" calcext:value-type="float">
            <text:p>0.251321792426302</text:p>
          </table:table-cell>
          <table:table-cell office:value-type="float" office:value="0.171878705478227" calcext:value-type="float">
            <text:p>0.171878705478227</text:p>
          </table:table-cell>
          <table:table-cell office:value-type="float" office:value="0.120800438175234" calcext:value-type="float">
            <text:p>0.120800438175234</text:p>
          </table:table-cell>
          <table:table-cell office:value-type="float" office:value="0.170016475567955" calcext:value-type="float">
            <text:p>0.170016475567955</text:p>
          </table:table-cell>
          <table:table-cell office:value-type="float" office:value="0.482179919730389" calcext:value-type="float">
            <text:p>0.482179919730389</text:p>
          </table:table-cell>
          <table:table-cell office:value-type="float" office:value="1.35714285714286" calcext:value-type="float">
            <text:p>1.35714285714286</text:p>
          </table:table-cell>
          <table:table-cell office:value-type="float" office:value="0.140918751934053" calcext:value-type="float">
            <text:p>0.140918751934053</text:p>
          </table:table-cell>
          <table:table-cell table:formula="of:=AVERAGE([.B8:.J8])" office:value-type="float" office:value="0.916319561368819" calcext:value-type="float">
            <text:p>0.9163195613688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trained_epoch203_nvis2</text:p>
          </table:table-cell>
          <table:table-cell office:value-type="float" office:value="0.617748009413198" calcext:value-type="float">
            <text:p>0.617748009413198</text:p>
          </table:table-cell>
          <table:table-cell office:value-type="float" office:value="4.92857142857143" calcext:value-type="float">
            <text:p>4.92857142857143</text:p>
          </table:table-cell>
          <table:table-cell office:value-type="float" office:value="0.26281014442543" calcext:value-type="float">
            <text:p>0.26281014442543</text:p>
          </table:table-cell>
          <table:table-cell office:value-type="float" office:value="0.191626622965266" calcext:value-type="float">
            <text:p>0.191626622965266</text:p>
          </table:table-cell>
          <table:table-cell office:value-type="float" office:value="0.120349956797923" calcext:value-type="float">
            <text:p>0.120349956797923</text:p>
          </table:table-cell>
          <table:table-cell office:value-type="float" office:value="0.183562307865423" calcext:value-type="float">
            <text:p>0.183562307865423</text:p>
          </table:table-cell>
          <table:table-cell office:value-type="float" office:value="0.526791377374899" calcext:value-type="float">
            <text:p>0.526791377374899</text:p>
          </table:table-cell>
          <table:table-cell office:value-type="float" office:value="1.5" calcext:value-type="float">
            <text:p>1.5</text:p>
          </table:table-cell>
          <table:table-cell office:value-type="float" office:value="0.161386828197841" calcext:value-type="float">
            <text:p>0.161386828197841</text:p>
          </table:table-cell>
          <table:table-cell table:formula="of:=AVERAGE([.B9:.J9])" office:value-type="float" office:value="0.94364963062349" calcext:value-type="float">
            <text:p>0.943649630623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trained</text:p>
          </table:table-cell>
          <table:table-cell office:value-type="float" office:value="0.408245247073567" calcext:value-type="float">
            <text:p>0.408245247073567</text:p>
          </table:table-cell>
          <table:table-cell office:value-type="float" office:value="3.92857142857143" calcext:value-type="float">
            <text:p>3.92857142857143</text:p>
          </table:table-cell>
          <table:table-cell office:value-type="float" office:value="0.155453279328002" calcext:value-type="float">
            <text:p>0.155453279328002</text:p>
          </table:table-cell>
          <table:table-cell office:value-type="float" office:value="0.0830100193584075" calcext:value-type="float">
            <text:p>0.0830100193584075</text:p>
          </table:table-cell>
          <table:table-cell office:value-type="float" office:value="0.0900058767384047" calcext:value-type="float">
            <text:p>0.0900058767384047</text:p>
          </table:table-cell>
          <table:table-cell office:value-type="float" office:value="0.0714312835802305" calcext:value-type="float">
            <text:p>0.0714312835802305</text:p>
          </table:table-cell>
          <table:table-cell office:value-type="float" office:value="0.549073844497057" calcext:value-type="float">
            <text:p>0.549073844497057</text:p>
          </table:table-cell>
          <table:table-cell office:value-type="float" office:value="1.64285714285714" calcext:value-type="float">
            <text:p>1.64285714285714</text:p>
          </table:table-cell>
          <table:table-cell office:value-type="float" office:value="0.155996610044897" calcext:value-type="float">
            <text:p>0.155996610044897</text:p>
          </table:table-cell>
          <table:table-cell table:formula="of:=AVERAGE([.B10:.J10])" office:value-type="float" office:value="0.78718274800546" calcext:value-type="float">
            <text:p>0.787182748005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trained_epoch168_nvis50</text:p>
          </table:table-cell>
          <table:table-cell office:value-type="float" office:value="1.00089312381357" calcext:value-type="float">
            <text:p>1.00089312381357</text:p>
          </table:table-cell>
          <table:table-cell office:value-type="float" office:value="6.85714285714286" calcext:value-type="float">
            <text:p>6.85714285714286</text:p>
          </table:table-cell>
          <table:table-cell office:value-type="float" office:value="0.312233462735889" calcext:value-type="float">
            <text:p>0.312233462735889</text:p>
          </table:table-cell>
          <table:table-cell office:value-type="float" office:value="0.0843822008106604" calcext:value-type="float">
            <text:p>0.0843822008106604</text:p>
          </table:table-cell>
          <table:table-cell office:value-type="float" office:value="0.0940326030520352" calcext:value-type="float">
            <text:p>0.0940326030520352</text:p>
          </table:table-cell>
          <table:table-cell office:value-type="float" office:value="0.071116356203254" calcext:value-type="float">
            <text:p>0.071116356203254</text:p>
          </table:table-cell>
          <table:table-cell office:value-type="float" office:value="0.522551825686757" calcext:value-type="float">
            <text:p>0.522551825686757</text:p>
          </table:table-cell>
          <table:table-cell office:value-type="float" office:value="1.10714285714286" calcext:value-type="float">
            <text:p>1.10714285714286</text:p>
          </table:table-cell>
          <table:table-cell office:value-type="float" office:value="0.221446430835275" calcext:value-type="float">
            <text:p>0.221446430835275</text:p>
          </table:table-cell>
          <table:table-cell table:formula="of:=AVERAGE([.B11:.J11])" office:value-type="float" office:value="1.14121574638035" calcext:value-type="float">
            <text:p>1.141215746380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trained_epoch177_nvis30</text:p>
          </table:table-cell>
          <table:table-cell office:value-type="float" office:value="0.764267449434134" calcext:value-type="float">
            <text:p>0.764267449434134</text:p>
          </table:table-cell>
          <table:table-cell office:value-type="float" office:value="5.96428571428571" calcext:value-type="float">
            <text:p>5.96428571428571</text:p>
          </table:table-cell>
          <table:table-cell office:value-type="float" office:value="0.221038733921386" calcext:value-type="float">
            <text:p>0.221038733921386</text:p>
          </table:table-cell>
          <table:table-cell office:value-type="float" office:value="0.0741097728271189" calcext:value-type="float">
            <text:p>0.0741097728271189</text:p>
          </table:table-cell>
          <table:table-cell office:value-type="float" office:value="0.125690006493798" calcext:value-type="float">
            <text:p>0.125690006493798</text:p>
          </table:table-cell>
          <table:table-cell office:value-type="float" office:value="0.0922412047180387" calcext:value-type="float">
            <text:p>0.0922412047180387</text:p>
          </table:table-cell>
          <table:table-cell office:value-type="float" office:value="0.364419421900114" calcext:value-type="float">
            <text:p>0.364419421900114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158113415811084" calcext:value-type="float">
            <text:p>0.158113415811084</text:p>
          </table:table-cell>
          <table:table-cell table:formula="of:=AVERAGE([.B12:.J12])" office:value-type="float" office:value="0.942050159297456" calcext:value-type="float">
            <text:p>0.9420501592974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trained_epoch182_nvis20</text:p>
          </table:table-cell>
          <table:table-cell office:value-type="float" office:value="0.853862297964283" calcext:value-type="float">
            <text:p>0.853862297964283</text:p>
          </table:table-cell>
          <table:table-cell office:value-type="float" office:value="6.53571428571429" calcext:value-type="float">
            <text:p>6.53571428571429</text:p>
          </table:table-cell>
          <table:table-cell office:value-type="float" office:value="0.259296407060441" calcext:value-type="float">
            <text:p>0.259296407060441</text:p>
          </table:table-cell>
          <table:table-cell office:value-type="float" office:value="0.0800395533455408" calcext:value-type="float">
            <text:p>0.0800395533455408</text:p>
          </table:table-cell>
          <table:table-cell office:value-type="float" office:value="0.120569337220762" calcext:value-type="float">
            <text:p>0.120569337220762</text:p>
          </table:table-cell>
          <table:table-cell office:value-type="float" office:value="0.0733133902388799" calcext:value-type="float">
            <text:p>0.0733133902388799</text:p>
          </table:table-cell>
          <table:table-cell office:value-type="float" office:value="0.433753099333972" calcext:value-type="float">
            <text:p>0.433753099333972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197403480321736" calcext:value-type="float">
            <text:p>0.197403480321736</text:p>
          </table:table-cell>
          <table:table-cell table:formula="of:=AVERAGE([.B13:.J13])" office:value-type="float" office:value="1.05361369775237" calcext:value-type="float">
            <text:p>1.053613697752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trained_epoch189_nvis10</text:p>
          </table:table-cell>
          <table:table-cell office:value-type="float" office:value="0.81120883563111" calcext:value-type="float">
            <text:p>0.81120883563111</text:p>
          </table:table-cell>
          <table:table-cell office:value-type="float" office:value="6.10714285714286" calcext:value-type="float">
            <text:p>6.10714285714286</text:p>
          </table:table-cell>
          <table:table-cell office:value-type="float" office:value="0.226912840954561" calcext:value-type="float">
            <text:p>0.226912840954561</text:p>
          </table:table-cell>
          <table:table-cell office:value-type="float" office:value="0.0734334852472861" calcext:value-type="float">
            <text:p>0.0734334852472861</text:p>
          </table:table-cell>
          <table:table-cell office:value-type="float" office:value="0.125690642497653" calcext:value-type="float">
            <text:p>0.125690642497653</text:p>
          </table:table-cell>
          <table:table-cell office:value-type="float" office:value="0.0607625078704613" calcext:value-type="float">
            <text:p>0.0607625078704613</text:p>
          </table:table-cell>
          <table:table-cell office:value-type="float" office:value="0.409219495510205" calcext:value-type="float">
            <text:p>0.409219495510205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171775502852187" calcext:value-type="float">
            <text:p>0.171775502852187</text:p>
          </table:table-cell>
          <table:table-cell table:formula="of:=AVERAGE([.B14:.J14])" office:value-type="float" office:value="0.990524177364194" calcext:value-type="float">
            <text:p>0.9905241773641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trained_epoch196_nvis5</text:p>
          </table:table-cell>
          <table:table-cell office:value-type="float" office:value="0.615288185527309" calcext:value-type="float">
            <text:p>0.615288185527309</text:p>
          </table:table-cell>
          <table:table-cell office:value-type="float" office:value="4.78571428571429" calcext:value-type="float">
            <text:p>4.78571428571429</text:p>
          </table:table-cell>
          <table:table-cell office:value-type="float" office:value="0.22657158552444" calcext:value-type="float">
            <text:p>0.22657158552444</text:p>
          </table:table-cell>
          <table:table-cell office:value-type="float" office:value="0.0651669819348651" calcext:value-type="float">
            <text:p>0.0651669819348651</text:p>
          </table:table-cell>
          <table:table-cell office:value-type="float" office:value="0.088022776680139" calcext:value-type="float">
            <text:p>0.088022776680139</text:p>
          </table:table-cell>
          <table:table-cell office:value-type="float" office:value="0.0651989843767516" calcext:value-type="float">
            <text:p>0.0651989843767516</text:p>
          </table:table-cell>
          <table:table-cell office:value-type="float" office:value="0.377083127189263" calcext:value-type="float">
            <text:p>0.377083127189263</text:p>
          </table:table-cell>
          <table:table-cell office:value-type="float" office:value="0.964285714285714" calcext:value-type="float">
            <text:p>0.964285714285714</text:p>
          </table:table-cell>
          <table:table-cell office:value-type="float" office:value="0.153806402936854" calcext:value-type="float">
            <text:p>0.153806402936854</text:p>
          </table:table-cell>
          <table:table-cell table:formula="of:=AVERAGE([.B15:.J15])" office:value-type="float" office:value="0.815682004907736" calcext:value-type="float">
            <text:p>0.8156820049077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trained_epoch200_nvis3</text:p>
          </table:table-cell>
          <table:table-cell office:value-type="float" office:value="0.518634919382366" calcext:value-type="float">
            <text:p>0.518634919382366</text:p>
          </table:table-cell>
          <table:table-cell office:value-type="float" office:value="4.35714285714286" calcext:value-type="float">
            <text:p>4.35714285714286</text:p>
          </table:table-cell>
          <table:table-cell office:value-type="float" office:value="0.162373435631076" calcext:value-type="float">
            <text:p>0.162373435631076</text:p>
          </table:table-cell>
          <table:table-cell office:value-type="float" office:value="0.0808603418406899" calcext:value-type="float">
            <text:p>0.0808603418406899</text:p>
          </table:table-cell>
          <table:table-cell office:value-type="float" office:value="0.0938178508968734" calcext:value-type="float">
            <text:p>0.0938178508968734</text:p>
          </table:table-cell>
          <table:table-cell office:value-type="float" office:value="0.0673924096021468" calcext:value-type="float">
            <text:p>0.0673924096021468</text:p>
          </table:table-cell>
          <table:table-cell office:value-type="float" office:value="0.328519837268234" calcext:value-type="float">
            <text:p>0.328519837268234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145174210155371" calcext:value-type="float">
            <text:p>0.145174210155371</text:p>
          </table:table-cell>
          <table:table-cell table:formula="of:=AVERAGE([.B16:.J16])" office:value-type="float" office:value="0.73456207989583" calcext:value-type="float">
            <text:p>0.7345620798958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retrained_epoch203_nvis2</text:p>
          </table:table-cell>
          <table:table-cell table:style-name="ce1" office:value-type="float" office:value="0.488629486463437" calcext:value-type="float">
            <text:p>0.488629486463437</text:p>
          </table:table-cell>
          <table:table-cell table:style-name="ce1" office:value-type="float" office:value="4.32142857142857" calcext:value-type="float">
            <text:p>4.32142857142857</text:p>
          </table:table-cell>
          <table:table-cell table:style-name="ce1" office:value-type="float" office:value="0.134326378967199" calcext:value-type="float">
            <text:p>0.134326378967199</text:p>
          </table:table-cell>
          <table:table-cell table:style-name="ce1" office:value-type="float" office:value="0.061175422417861" calcext:value-type="float">
            <text:p>0.061175422417861</text:p>
          </table:table-cell>
          <table:table-cell table:style-name="ce1" office:value-type="float" office:value="0.0811530104649838" calcext:value-type="float">
            <text:p>0.0811530104649838</text:p>
          </table:table-cell>
          <table:table-cell table:style-name="ce1" office:value-type="float" office:value="0.0633121037971135" calcext:value-type="float">
            <text:p>0.0633121037971135</text:p>
          </table:table-cell>
          <table:table-cell table:style-name="ce1" office:value-type="float" office:value="0.32104528534549" calcext:value-type="float">
            <text:p>0.32104528534549</text:p>
          </table:table-cell>
          <table:table-cell table:style-name="ce1" office:value-type="float" office:value="0.857142857142857" calcext:value-type="float">
            <text:p>0.857142857142857</text:p>
          </table:table-cell>
          <table:table-cell table:style-name="ce1" office:value-type="float" office:value="0.150637756488343" calcext:value-type="float">
            <text:p>0.150637756488343</text:p>
          </table:table-cell>
          <table:table-cell table:style-name="ce1" table:formula="of:=AVERAGE([.B17:.J17])" office:value-type="float" office:value="0.719872319168428" calcext:value-type="float">
            <text:p>0.719872319168428</text:p>
          </table:table-cell>
          <table:table-cell table:style-name="ce1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6-04-13T12:34:35.830377079</dc:date>
    <meta:editing-duration>PT1M51S</meta:editing-duration>
    <meta:editing-cycles>2</meta:editing-cycles>
    <meta:generator>LibreOffice/7.3.3.2$MacOSX_AARCH64 LibreOffice_project/d1d0ea68f081ee2800a922cac8f79445e4603348</meta:generator>
    <meta:document-statistic meta:table-count="1" meta:cell-count="187" meta:object-count="0"/>
  </office:meta>
</office:document-meta>
</file>